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fill-color="#aea79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draw:stroke="none" svg:stroke-color="#000000" draw:fill="none" draw:fill-color="#ffffff" fo:min-height="0.7cm"/>
    </style:style>
    <style:style style:name="gr10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3cm"/>
    </style:style>
    <style:style style:name="gr12" style:family="graphic" style:parent-style-name="standard">
      <style:graphic-properties draw:stroke="none" svg:stroke-color="#000000" draw:fill="none" draw:fill-color="#ffffff" fo:min-height="1.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cm" svg:height="12.9cm" svg:x="2.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7.6cm" svg:x="5.5cm" svg:y="5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5cm" svg:y1="7.9cm" svg:x2="15.6cm" svg:y2="7.8cm">
          <text:p/>
        </draw:line>
        <draw:line draw:style-name="gr3" draw:text-style-name="P1" draw:layer="layout" svg:x1="5.5cm" svg:y1="10.7cm" svg:x2="15.5cm" svg:y2="10.7cm">
          <text:p/>
        </draw:line>
        <draw:frame draw:style-name="gr4" draw:layer="layout" svg:width="5.6cm" svg:height="1.65cm" svg:x="8.8cm" svg:y="6.3cm">
          <draw:text-box>
            <text:p>Start </text:p>
          </draw:text-box>
        </draw:frame>
        <draw:frame draw:style-name="gr5" draw:layer="layout" svg:width="7cm" svg:height="1.35cm" svg:x="7.1cm" svg:y="8.8cm">
          <draw:text-box>
            <text:p>how to play</text:p>
          </draw:text-box>
        </draw:frame>
        <draw:frame draw:style-name="gr5" draw:layer="layout" svg:width="6.1cm" svg:height="1.35cm" svg:x="7.4cm" svg:y="11.7cm">
          <draw:text-box>
            <text:p>exit</text:p>
          </draw:text-box>
        </draw:frame>
        <draw:frame draw:style-name="gr6" draw:layer="layout" svg:width="7.7cm" svg:height="1.45cm" svg:x="7.1cm" svg:y="1.6cm">
          <draw:text-box>
            <text:p>Window 1</text:p>
          </draw:text-box>
        </draw:frame>
      </draw:page>
      <draw:page draw:name="page2" draw:style-name="dp1" draw:master-page-name="Default">
        <draw:frame draw:style-name="gr6" draw:layer="layout" svg:width="7cm" svg:height="1.45cm" svg:x="5.9cm" svg:y="1.7cm">
          <draw:text-box>
            <text:p>Window 2</text:p>
          </draw:text-box>
        </draw:frame>
        <draw:custom-shape draw:style-name="gr7" draw:text-style-name="P1" draw:layer="layout" svg:width="16.3cm" svg:height="11.4cm" svg:x="2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cm" svg:height="1.2cm" svg:x="5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cm" svg:height="1.4cm" svg:x="5.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3cm" svg:x="5.8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0.8cm" svg:x="6.9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6cm" svg:x="5.6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0.9cm" svg:x="7cm" svg:y="12.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7.3cm" svg:height="1.15cm" svg:x="6.9cm" svg:y="6.2cm">
          <draw:text-box>
            <text:p>name</text:p>
          </draw:text-box>
        </draw:frame>
        <draw:frame draw:style-name="gr8" draw:layer="layout" svg:width="5.5cm" svg:height="1.15cm" svg:x="7.2cm" svg:y="8.4cm">
          <draw:text-box>
            <text:p>Board size</text:p>
          </draw:text-box>
        </draw:frame>
        <draw:frame draw:style-name="gr9" draw:layer="layout" svg:width="3.6cm" svg:height="0.962cm" svg:x="7.7cm" svg:y="10.7cm">
          <draw:text-box>
            <text:p>cross</text:p>
          </draw:text-box>
        </draw:frame>
        <draw:frame draw:style-name="gr8" draw:layer="layout" svg:width="4.5cm" svg:height="1.15cm" svg:x="7.7cm" svg:y="12.3cm">
          <draw:text-box>
            <text:p>nought</text:p>
          </draw:text-box>
        </draw:frame>
        <draw:custom-shape draw:style-name="gr2" draw:text-style-name="P1" draw:layer="layout" svg:width="0.8cm" svg:height="0.9cm" svg:x="5.5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cm" svg:x="5.5cm" svg:y="12.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8.2cm" svg:height="1.45cm" svg:x="5.6cm" svg:y="16.7cm">
          <draw:text-box>
            <text:p>Window 3</text:p>
          </draw:text-box>
        </draw:frame>
        <draw:custom-shape draw:style-name="gr7" draw:text-style-name="P1" draw:layer="layout" svg:width="16.8cm" svg:height="9.4cm" svg:x="2.4cm" svg:y="18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8cm" svg:height="6.7cm" svg:x="4.4cm" svg:y="20.2cm">
          <text:p text:style-name="P1">Board of given siz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1" draw:layer="layout" svg:width="14.5cm" svg:height="11.6cm" svg:x="3cm" svg:y="3.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8cm" svg:height="1.55cm" svg:x="5.8cm" svg:y="1.5cm">
          <draw:text-box>
            <text:p>Window 4</text:p>
          </draw:text-box>
        </draw:frame>
        <draw:frame draw:style-name="gr12" draw:layer="layout" svg:width="8.8cm" svg:height="2.05cm" svg:x="5cm" svg:y="7.3cm">
          <draw:text-box>
            <text:p>Information p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9:32:09.783432848</meta:creation-date>
    <dc:date>2016-10-18T19:41:07.559596404</dc:date>
    <meta:editing-duration>P0D</meta:editing-duration>
    <meta:editing-cycles>1</meta:editing-cycles>
    <meta:document-statistic meta:object-count="28"/>
    <meta:generator>LibreOffice/4.2.4.2$Linux_X86_64 LibreOffice_project/420m0$Build-2</meta:generator>
  </office:meta>
</office:document-meta>
</file>